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8cm" fo:margin-top="0cm" fo:margin-bottom="0cm" table:align="center" style:writing-mode="lr-tb"/>
    </style:style>
    <style:style style:name="Таблица1.A" style:family="table-column">
      <style:table-column-properties style:column-width="0.954cm"/>
    </style:style>
    <style:style style:name="Таблица1.B" style:family="table-column">
      <style:table-column-properties style:column-width="3.374cm"/>
    </style:style>
    <style:style style:name="Таблица1.C" style:family="table-column">
      <style:table-column-properties style:column-width="3.422cm"/>
    </style:style>
    <style:style style:name="Таблица1.D" style:family="table-column">
      <style:table-column-properties style:column-width="3.664cm"/>
    </style:style>
    <style:style style:name="Таблица1.E" style:family="table-column">
      <style:table-column-properties style:column-width="3.425cm"/>
    </style:style>
    <style:style style:name="Таблица1.F" style:family="table-column">
      <style:table-column-properties style:column-width="3.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8.38cm" fo:margin-top="0cm" fo:margin-bottom="0cm" table:align="center" style:writing-mode="lr-tb"/>
    </style:style>
    <style:style style:name="Таблица2.A" style:family="table-column">
      <style:table-column-properties style:column-width="0.954cm"/>
    </style:style>
    <style:style style:name="Таблица2.B" style:family="table-column">
      <style:table-column-properties style:column-width="3.374cm"/>
    </style:style>
    <style:style style:name="Таблица2.C" style:family="table-column">
      <style:table-column-properties style:column-width="3.422cm"/>
    </style:style>
    <style:style style:name="Таблица2.D" style:family="table-column">
      <style:table-column-properties style:column-width="3.664cm"/>
    </style:style>
    <style:style style:name="Таблица2.E" style:family="table-column">
      <style:table-column-properties style:column-width="3.425cm"/>
    </style:style>
    <style:style style:name="Таблица2.F" style:family="table-column">
      <style:table-column-properties style:column-width="3.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Times New Roman" fo:font-size="8pt" style:font-size-asian="8pt" style:font-name-complex="Times New Roman1" style:font-size-complex="8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0pt" style:font-size-asian="10pt" style:font-name-complex="Times New Roman1" style:font-size-complex="10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List_20_Paragraph" style:list-style-name="WWNum6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2" fo:widows="2" fo:text-indent="-0.6cm" style:auto-text-indent="false" fo:background-color="transparent" style:writing-mode="lr-tb"/>
      <style:text-properties style:font-name="Times New Roman" fo:font-size="12pt" fo:language="ru" fo:country="RU" officeooo:rsid="000b5337" officeooo:paragraph-rsid="000b5337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List_20_Paragraph" style:list-style-name="WWNum6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fo:language="ru" fo:country="RU" officeooo:rsid="000b5337" officeooo:paragraph-rsid="000b5337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0" style:family="paragraph" style:parent-style-name="List_20_Paragraph" style:list-style-name="WWNum6">
      <loext:graphic-properties draw:fill="none"/>
      <style:paragraph-properties fo:margin-left="-0.199cm" fo:margin-right="0cm" fo:margin-top="0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2pt" fo:language="ru" fo:country="RU" officeooo:rsid="000b5337" officeooo:paragraph-rsid="000b5337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1" style:family="paragraph" style:parent-style-name="List_20_Paragraph" style:list-style-name="WWNum6">
      <loext:graphic-properties draw:fill="none"/>
      <style:paragraph-properties fo:margin-left="-0.3cm" fo:margin-right="0cm" fo:margin-top="0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2pt" fo:language="ru" fo:country="RU" officeooo:rsid="000b5337" officeooo:paragraph-rsid="000b5337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2" style:family="paragraph" style:parent-style-name="List_20_Paragraph" style:list-style-name="WWNum6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2" fo:widows="2" fo:text-indent="-0.6cm" style:auto-text-indent="false" fo:background-color="transparent" style:writing-mode="lr-tb"/>
      <style:text-properties style:font-name="Times New Roman" fo:font-size="10pt" fo:language="ru" fo:country="RU" officeooo:rsid="000b5337" officeooo:paragraph-rsid="000b533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3" style:family="paragraph" style:parent-style-name="List_20_Paragraph" style:list-style-name="WWNum6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0pt" fo:language="ru" fo:country="RU" officeooo:rsid="000b5337" officeooo:paragraph-rsid="000b533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4" style:family="paragraph" style:parent-style-name="List_20_Paragraph" style:list-style-name="WWNum6">
      <loext:graphic-properties draw:fill="none"/>
      <style:paragraph-properties fo:margin-left="-0.199cm" fo:margin-right="0cm" fo:margin-top="0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0pt" fo:language="ru" fo:country="RU" officeooo:rsid="000b5337" officeooo:paragraph-rsid="000b533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List_20_Paragraph" style:list-style-name="WWNum6">
      <loext:graphic-properties draw:fill="none"/>
      <style:paragraph-properties fo:margin-left="-0.3cm" fo:margin-right="0cm" fo:margin-top="0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0pt" fo:language="ru" fo:country="RU" officeooo:rsid="000b5337" officeooo:paragraph-rsid="000b533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officeooo:rsid="000ce38b"/>
    </style:style>
    <style:style style:name="T2" style:family="text">
      <style:text-properties officeooo:rsid="000d0cb0"/>
    </style:style>
    <style:style style:name="T3" style:family="text">
      <style:text-properties officeooo:rsid="000e0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oBack"/>Ежедневный отчет о посещении занятий студентов группы № ___________</text:p>
      <text:p text:style-name="P6">«_____» ____________________ 202<text:span text:style-name="T2">4</text:span>г.</text:p>
      <text:p text:style-name="P3">Кол-во человек в группе _________________<text:tab/><text:tab/><text:tab/>Присутствует ___________ человек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5">Отсутствуют по болезни (ФИО)</text:p>
          </table:table-cell>
          <table:table-cell table:style-name="Таблица1.A1" office:value-type="string">
            <text:p text:style-name="P5">Отсутствуют по заявлению (ФИО)</text:p>
          </table:table-cell>
          <table:table-cell table:style-name="Таблица1.A1" office:value-type="string">
            <text:p text:style-name="P5">Отсутствуют без уважительной причины (ФИО)</text:p>
          </table:table-cell>
          <table:table-cell table:style-name="Таблица1.A1" office:value-type="string">
            <text:p text:style-name="P5">Опаздывающие (ФИО)</text:p>
          </table:table-cell>
          <table:table-cell table:style-name="Таблица1.A1" office:value-type="string">
            <text:p text:style-name="P5">Индивидуальный график (ФИО)</text:p>
          </table:table-cell>
        </table:table-row>
        <table:table-row table:style-name="Таблица1.1">
          <table:table-cell table:style-name="Таблица1.A1" office:value-type="string">
            <text:list xml:id="list1123884939" text:style-name="WWNum6">
              <text:list-header>
                <text:p text:style-name="P8">1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516988114" text:continue-numbering="true" text:style-name="WWNum6">
              <text:list-header>
                <text:p text:style-name="P9"><text:s/>2.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2134575918" text:continue-numbering="true" text:style-name="WWNum6">
              <text:list-header>
                <text:p text:style-name="P10"><text:s text:c="2"/>3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0809692981" text:continue-numbering="true" text:style-name="WWNum6">
              <text:list-header>
                <text:p text:style-name="P11"><text:s text:c="3"/>4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887470618" text:continue-numbering="true" text:style-name="WWNum6">
              <text:list-header>
                <text:p text:style-name="P9">5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0824213734" text:continue-numbering="true" text:style-name="WWNum6">
              <text:list-header>
                <text:p text:style-name="P9">6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995729485" text:continue-numbering="true" text:style-name="WWNum6">
              <text:list-header>
                <text:p text:style-name="P9">7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136397164" text:continue-numbering="true" text:style-name="WWNum6">
              <text:list-header>
                <text:p text:style-name="P9">8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586337741" text:continue-numbering="true" text:style-name="WWNum6">
              <text:list-header>
                <text:p text:style-name="P9">9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0386030792" text:continue-numbering="true" text:style-name="WWNum6">
              <text:list-header>
                <text:p text:style-name="P9">10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685986225" text:continue-numbering="true" text:style-name="WWNum6">
              <text:list-header>
                <text:p text:style-name="P9">11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list xml:id="list94541279967083" text:continue-numbering="true" text:style-name="WWNum6">
              <text:list-header>
                <text:p text:style-name="P9">12</text:p>
              </text:list-header>
            </text:list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4" office:value-type="string">
            <text:list xml:id="list94540536150346" text:continue-numbering="true" text:style-name="WWNum6">
              <text:list-header>
                <text:p text:style-name="P9">13</text:p>
              </text:list-header>
            </text:list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</table:table-row>
        <table:table-row table:style-name="Таблица1.1">
          <table:table-cell table:style-name="Таблица1.A14" office:value-type="string">
            <text:list xml:id="list94540817679507" text:continue-numbering="true" text:style-name="WWNum6">
              <text:list-header>
                <text:p text:style-name="P9">14</text:p>
              </text:list-header>
            </text:list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  <table:table-cell table:style-name="Таблица1.A14" office:value-type="string">
            <text:p text:style-name="P5"/>
          </table:table-cell>
        </table:table-row>
      </table:table>
      <text:p text:style-name="P3"/>
      <text:p text:style-name="P3">Куратор группы<text:tab/><text:tab/><text:tab/><text:tab/><text:tab/><text:tab/>___________________________________</text:p>
      <text:p text:style-name="P3">Староста группы<text:tab/><text:tab/><text:tab/><text:tab/><text:tab/><text:tab/>___________________________________</text:p>
      <text:p text:style-name="P4">_____________________________________________________________________________________</text:p>
      <text:p text:style-name="P6">Ежедневный отчет о посещении занятий студентов группы № ___________</text:p>
      <text:p text:style-name="P6">«_____» ____________________ 202<text:span text:style-name="T3">4</text:span>г.</text:p>
      <text:p text:style-name="P7">Кол-во человек в группе _________________<text:tab/><text:tab/><text:tab/>Присутствует ___________ человек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5">№ п/п</text:p>
          </table:table-cell>
          <table:table-cell table:style-name="Таблица2.A1" office:value-type="string">
            <text:p text:style-name="P5">Отсутствуют по болезни (ФИО)</text:p>
          </table:table-cell>
          <table:table-cell table:style-name="Таблица2.A1" office:value-type="string">
            <text:p text:style-name="P5">Отсутствуют по заявлению (ФИО)</text:p>
          </table:table-cell>
          <table:table-cell table:style-name="Таблица2.A1" office:value-type="string">
            <text:p text:style-name="P5">Отсутствуют без уважительной причины (ФИО)</text:p>
          </table:table-cell>
          <table:table-cell table:style-name="Таблица2.A1" office:value-type="string">
            <text:p text:style-name="P5">Опаздывающие (ФИО)</text:p>
          </table:table-cell>
          <table:table-cell table:style-name="Таблица2.A1" office:value-type="string">
            <text:p text:style-name="P5">Индивидуальный график (ФИО)</text:p>
          </table:table-cell>
        </table:table-row>
        <table:table-row table:style-name="Таблица2.1">
          <table:table-cell table:style-name="Таблица2.A1" office:value-type="string">
            <text:list xml:id="list94540690080285" text:continue-numbering="true" text:style-name="WWNum6">
              <text:list-header>
                <text:p text:style-name="P12">1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1867381700" text:continue-numbering="true" text:style-name="WWNum6">
              <text:list-header>
                <text:p text:style-name="P13"><text:s/>2.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0546705864" text:continue-numbering="true" text:style-name="WWNum6">
              <text:list-header>
                <text:p text:style-name="P14"><text:s text:c="2"/>3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2325574885" text:continue-numbering="true" text:style-name="WWNum6">
              <text:list-header>
                <text:p text:style-name="P15"><text:s text:c="3"/>4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2121753669" text:continue-numbering="true" text:style-name="WWNum6">
              <text:list-header>
                <text:p text:style-name="P13">5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0740382354" text:continue-numbering="true" text:style-name="WWNum6">
              <text:list-header>
                <text:p text:style-name="P13">6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0474686319" text:continue-numbering="true" text:style-name="WWNum6">
              <text:list-header>
                <text:p text:style-name="P13">7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0740572567" text:continue-numbering="true" text:style-name="WWNum6">
              <text:list-header>
                <text:p text:style-name="P13">8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1887887721" text:continue-numbering="true" text:style-name="WWNum6">
              <text:list-header>
                <text:p text:style-name="P13">9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1755962462" text:continue-numbering="true" text:style-name="WWNum6">
              <text:list-header>
                <text:p text:style-name="P13">10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0522763943" text:continue-numbering="true" text:style-name="WWNum6">
              <text:list-header>
                <text:p text:style-name="P13">11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list xml:id="list94540746025811" text:continue-numbering="true" text:style-name="WWNum6">
              <text:list-header>
                <text:p text:style-name="P13">12</text:p>
              </text:list-header>
            </text:list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4" office:value-type="string">
            <text:list xml:id="list94541571791105" text:continue-numbering="true" text:style-name="WWNum6">
              <text:list-header>
                <text:p text:style-name="P13">13</text:p>
              </text:list-header>
            </text:list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</table:table-row>
        <table:table-row table:style-name="Таблица2.1">
          <table:table-cell table:style-name="Таблица2.A14" office:value-type="string">
            <text:list xml:id="list94541477502531" text:continue-numbering="true" text:style-name="WWNum6">
              <text:list-header>
                <text:p text:style-name="P13">14</text:p>
              </text:list-header>
            </text:list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</table:table-row>
        <table:table-row table:style-name="Таблица2.1">
          <table:table-cell table:style-name="Таблица2.A14" office:value-type="string">
            <text:list xml:id="list94540433347937" text:continue-numbering="true" text:style-name="WWNum6">
              <text:list-header>
                <text:p text:style-name="P12">1<text:span text:style-name="T1">5</text:span></text:p>
              </text:list-header>
            </text:list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  <table:table-cell table:style-name="Таблица2.A14" office:value-type="string">
            <text:p text:style-name="P5"/>
          </table:table-cell>
        </table:table-row>
      </table:table>
      <text:p text:style-name="P7">Куратор группы<text:tab/><text:tab/><text:tab/><text:tab/><text:tab/><text:tab/>___________________________________</text:p>
      <text:p text:style-name="P7">Староста группы<text:tab/><text:tab/><text:tab/><text:tab/><text:tab/><text:tab/>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шунова НА</meta:initial-creator>
    <meta:editing-cycles>5</meta:editing-cycles>
    <meta:print-date>2024-02-02T09:44:58.762599634</meta:print-date>
    <meta:creation-date>2023-10-27T13:28:00</meta:creation-date>
    <dc:date>2024-02-02T09:45:39.075674654</dc:date>
    <meta:editing-duration>PT6M32S</meta:editing-duration>
    <meta:generator>LibreOffice/7.3.7.2$Linux_X86_64 LibreOffice_project/30$Build-2</meta:generator>
    <meta:document-statistic meta:table-count="2" meta:image-count="0" meta:object-count="0" meta:page-count="1" meta:paragraph-count="52" meta:word-count="122" meta:character-count="1017" meta:non-whitespace-character-count="911"/>
    <meta:user-defined meta:name="AppVersion">15.0000</meta:user-defined>
    <meta:template xlink:type="simple" xlink:actuate="onRequest" xlink:title="Normal" xlink:href=""/>
  </office:meta>
</office:document-meta>
</file>